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style:font-size-asian="14pt" style:font-weight-asian="bold"/>
    </style:style>
    <style:style style:name="P3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1d2aa3" officeooo:paragraph-rsid="001d2aa3" style:font-size-asian="14pt" style:font-weight-asian="bold"/>
    </style:style>
    <style:style style:name="P4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1e4f14" officeooo:paragraph-rsid="001e4f14" style:font-size-asian="14pt" style:font-weight-asian="bold"/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1e8f60" officeooo:paragraph-rsid="001e8f60" style:font-size-asian="14pt" style:font-weight-asian="bold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1ebf8a" officeooo:paragraph-rsid="001ebf8a" style:font-size-asian="14pt" style:font-weight-asian="bold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1f5845" officeooo:paragraph-rsid="001f5845" style:font-size-asian="14pt" style:font-weight-asian="bold"/>
    </style:style>
    <style:style style:name="P8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1f9d4d" officeooo:paragraph-rsid="001f9d4d" style:font-size-asian="14pt" style:font-weight-asian="bold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1f9d4d" officeooo:paragraph-rsid="00229a83" style:font-size-asian="14pt" style:font-weight-asian="bold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182c0" officeooo:paragraph-rsid="002182c0" style:font-size-asian="14pt" style:font-weight-asian="bold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182c0" officeooo:paragraph-rsid="00229a83" style:font-size-asian="14pt" style:font-weight-asian="bold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29a83" officeooo:paragraph-rsid="00229a83" style:font-size-asian="14pt" style:font-weight-asian="bold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3f5a2" officeooo:paragraph-rsid="0023f5a2" style:font-size-asian="14pt" style:font-weight-asian="bold"/>
    </style:style>
    <style:style style:name="P14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49a12" officeooo:paragraph-rsid="00249a12" style:font-size-asian="14pt" style:font-weight-asian="bold"/>
    </style:style>
    <style:style style:name="P15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4a92f" officeooo:paragraph-rsid="0024a92f" style:font-size-asian="14pt" style:font-weight-asian="bold"/>
    </style:style>
    <style:style style:name="P16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4f3ab" officeooo:paragraph-rsid="0024f3ab" style:font-size-asian="14pt" style:font-weight-asian="bold"/>
    </style:style>
    <style:style style:name="P17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6c73c" officeooo:paragraph-rsid="0026c73c" style:font-size-asian="14pt" style:font-weight-asian="bold"/>
    </style:style>
    <style:style style:name="P18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8c3b6" officeooo:paragraph-rsid="0028c3b6" style:font-size-asian="14pt" style:font-weight-asian="bold"/>
    </style:style>
    <style:style style:name="P19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a6c67" officeooo:paragraph-rsid="002a6c67" style:font-size-asian="14pt" style:font-weight-asian="bold"/>
    </style:style>
    <style:style style:name="P20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abc0b" officeooo:paragraph-rsid="002abc0b" style:font-size-asian="14pt" style:font-weight-asian="bold"/>
    </style:style>
    <style:style style:name="P21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bd3ad" officeooo:paragraph-rsid="002bd3ad" style:font-size-asian="14pt" style:font-weight-asian="bold"/>
    </style:style>
    <style:style style:name="P22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2d1dba" officeooo:paragraph-rsid="002d1dba" style:font-size-asian="14pt" style:font-weight-asian="bold"/>
    </style:style>
    <style:style style:name="P23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1add7" officeooo:paragraph-rsid="0031add7" style:font-size-asian="14pt" style:font-weight-asian="bold"/>
    </style:style>
    <style:style style:name="P24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37710" officeooo:paragraph-rsid="00337710" style:font-size-asian="14pt" style:font-weight-asian="bold"/>
    </style:style>
    <style:style style:name="P25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50eae" officeooo:paragraph-rsid="00350eae" style:font-size-asian="14pt" style:font-weight-asian="bold"/>
    </style:style>
    <style:style style:name="P26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52e04" officeooo:paragraph-rsid="00352e04" style:font-size-asian="14pt" style:font-weight-asian="bold"/>
    </style:style>
    <style:style style:name="P27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53f96" officeooo:paragraph-rsid="00353f96" style:font-size-asian="14pt" style:font-weight-asian="bold"/>
    </style:style>
    <style:style style:name="P28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5cc84" officeooo:paragraph-rsid="0035cc84" style:font-size-asian="14pt" style:font-weight-asian="bold"/>
    </style:style>
    <style:style style:name="P29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763ef" officeooo:paragraph-rsid="003763ef" style:font-size-asian="14pt" style:font-weight-asian="bold"/>
    </style:style>
    <style:style style:name="P30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87551" officeooo:paragraph-rsid="00387551" style:font-size-asian="14pt" style:font-weight-asian="bold"/>
    </style:style>
    <style:style style:name="P31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87551" officeooo:paragraph-rsid="003eaa93" style:font-size-asian="14pt" style:font-weight-asian="bold"/>
    </style:style>
    <style:style style:name="P32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87551" officeooo:paragraph-rsid="00428e16" style:font-size-asian="14pt" style:font-weight-asian="bold"/>
    </style:style>
    <style:style style:name="P33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87551" officeooo:paragraph-rsid="0048b0a0" style:font-size-asian="14pt" style:font-weight-asian="bold"/>
    </style:style>
    <style:style style:name="P34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87551" officeooo:paragraph-rsid="0049865d" style:font-size-asian="14pt" style:font-weight-asian="bold"/>
    </style:style>
    <style:style style:name="P35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87551" officeooo:paragraph-rsid="004a2219" style:font-size-asian="14pt" style:font-weight-asian="bold"/>
    </style:style>
    <style:style style:name="P36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87551" officeooo:paragraph-rsid="004a5092" style:font-size-asian="14pt" style:font-weight-asian="bold"/>
    </style:style>
    <style:style style:name="P37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87551" officeooo:paragraph-rsid="004a60a4" style:font-size-asian="14pt" style:font-weight-asian="bold"/>
    </style:style>
    <style:style style:name="P38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87551" officeooo:paragraph-rsid="004c55a7" style:font-size-asian="14pt" style:font-weight-asian="bold"/>
    </style:style>
    <style:style style:name="P39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87551" officeooo:paragraph-rsid="004d9b43" style:font-size-asian="14pt" style:font-weight-asian="bold"/>
    </style:style>
    <style:style style:name="P40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a45d7" officeooo:paragraph-rsid="003a45d7" style:font-size-asian="14pt" style:font-weight-asian="bold"/>
    </style:style>
    <style:style style:name="P41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a80c4" officeooo:paragraph-rsid="003a80c4" style:font-size-asian="14pt" style:font-weight-asian="bold"/>
    </style:style>
    <style:style style:name="P42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b96bc" officeooo:paragraph-rsid="003b96bc" style:font-size-asian="14pt" style:font-weight-asian="bold"/>
    </style:style>
    <style:style style:name="P43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d2639" officeooo:paragraph-rsid="003d2639" style:font-size-asian="14pt" style:font-weight-asian="bold"/>
    </style:style>
    <style:style style:name="P44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dbff4" officeooo:paragraph-rsid="003dbff4" style:font-size-asian="14pt" style:font-weight-asian="bold"/>
    </style:style>
    <style:style style:name="P45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eaa93" officeooo:paragraph-rsid="003eaa93" style:font-size-asian="14pt" style:font-weight-asian="bold"/>
    </style:style>
    <style:style style:name="P46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3fd8dc" officeooo:paragraph-rsid="003fd8dc" style:font-size-asian="14pt" style:font-weight-asian="bold"/>
    </style:style>
    <style:style style:name="P47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41b586" officeooo:paragraph-rsid="0041b586" style:font-size-asian="14pt" style:font-weight-asian="bold"/>
    </style:style>
    <style:style style:name="P48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41b586" officeooo:paragraph-rsid="00428e16" style:font-size-asian="14pt" style:font-weight-asian="bold"/>
    </style:style>
    <style:style style:name="P49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428e16" officeooo:paragraph-rsid="00428e16" style:font-size-asian="14pt" style:font-weight-asian="bold"/>
    </style:style>
    <style:style style:name="P50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439ef3" officeooo:paragraph-rsid="00439ef3" style:font-size-asian="14pt" style:font-weight-asian="bold"/>
    </style:style>
    <style:style style:name="P51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44c46c" officeooo:paragraph-rsid="0044c46c" style:font-size-asian="14pt" style:font-weight-asian="bold"/>
    </style:style>
    <style:style style:name="P52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465213" officeooo:paragraph-rsid="00465213" style:font-size-asian="14pt" style:font-weight-asian="bold"/>
    </style:style>
    <style:style style:name="P53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46a77e" officeooo:paragraph-rsid="0046a77e" style:font-size-asian="14pt" style:font-weight-asian="bold"/>
    </style:style>
    <style:style style:name="P54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4789c8" officeooo:paragraph-rsid="004789c8" style:font-size-asian="14pt" style:font-weight-asian="bold"/>
    </style:style>
    <style:style style:name="P55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4789c8" officeooo:paragraph-rsid="00478bf6" style:font-size-asian="14pt" style:font-weight-asian="bold"/>
    </style:style>
    <style:style style:name="P56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fo:font-size="14pt" fo:language="en" fo:country="US" fo:font-weight="bold" officeooo:rsid="00478bf6" officeooo:paragraph-rsid="00478bf6" style:font-size-asian="14pt" style:font-weight-asian="bold"/>
    </style:style>
    <style:style style:name="P57" style:family="paragraph" style:parent-style-name="List_20_Paragraph" style:list-style-name="WWNum1">
      <style:paragraph-properties fo:margin-top="0cm" fo:margin-bottom="0cm" style:contextual-spacing="true" fo:line-height="0.998cm" fo:text-align="start" style:justify-single-word="false" text:number-lines="true" text:line-number="0"/>
      <style:text-properties officeooo:rsid="001d2aa3" officeooo:paragraph-rsid="001d2aa3"/>
    </style:style>
    <style:style style:name="T1" style:family="text">
      <style:text-properties fo:font-size="14pt" fo:language="en" fo:country="US" fo:font-weight="bold" style:font-size-asian="14pt" style:font-weight-asian="bold"/>
    </style:style>
    <style:style style:name="T2" style:family="text">
      <style:text-properties fo:font-size="14pt" fo:language="en" fo:country="US" fo:font-weight="bold" officeooo:rsid="001d2aa3" style:font-size-asian="14pt" style:font-weight-asian="bold"/>
    </style:style>
    <style:style style:name="T3" style:family="text">
      <style:text-properties fo:font-size="14pt" fo:language="en" fo:country="US" fo:font-weight="bold" officeooo:rsid="001e4f14" style:font-size-asian="14pt" style:font-weight-asian="bold"/>
    </style:style>
    <style:style style:name="T4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/>
    </style:style>
    <style:style style:name="T5" style:family="text">
      <style:text-properties officeooo:rsid="002182c0"/>
    </style:style>
    <style:style style:name="T6" style:family="text">
      <style:text-properties officeooo:rsid="00229a83"/>
    </style:style>
    <style:style style:name="T7" style:family="text">
      <style:text-properties officeooo:rsid="00249a12"/>
    </style:style>
    <style:style style:name="T8" style:family="text">
      <style:text-properties officeooo:rsid="0024f3ab"/>
    </style:style>
    <style:style style:name="T9" style:family="text">
      <style:text-properties officeooo:rsid="0028c3b6"/>
    </style:style>
    <style:style style:name="T10" style:family="text">
      <style:text-properties officeooo:rsid="002a6c67"/>
    </style:style>
    <style:style style:name="T11" style:family="text">
      <style:text-properties officeooo:rsid="002abc0b"/>
    </style:style>
    <style:style style:name="T12" style:family="text">
      <style:text-properties officeooo:rsid="003eaa93"/>
    </style:style>
    <style:style style:name="T13" style:family="text">
      <style:text-properties officeooo:rsid="00428e16"/>
    </style:style>
    <style:style style:name="T14" style:family="text">
      <style:text-properties officeooo:rsid="0048b0a0"/>
    </style:style>
    <style:style style:name="T15" style:family="text">
      <style:text-properties officeooo:rsid="0049865d"/>
    </style:style>
    <style:style style:name="T16" style:family="text">
      <style:text-properties officeooo:rsid="004a2219"/>
    </style:style>
    <style:style style:name="T17" style:family="text">
      <style:text-properties officeooo:rsid="004a5092"/>
    </style:style>
    <style:style style:name="T18" style:family="text">
      <style:text-properties officeooo:rsid="004a60a4"/>
    </style:style>
    <style:style style:name="T19" style:family="text">
      <style:text-properties officeooo:rsid="004c55a7"/>
    </style:style>
    <style:style style:name="T20" style:family="text">
      <style:text-properties officeooo:rsid="004d9b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93289813" text:style-name="WWNum1">
        <text:list-item>
          <text:p text:style-name="P1"><text:span text:style-name="T1">She’s always very </text:span><text:span text:style-name="T4">kind to</text:span><text:span text:style-name="T1"> me - она всегда очень добра ко мне</text:span></text:p>
        </text:list-item>
        <text:list-item>
          <text:p text:style-name="P1"><text:span text:style-name="T1">Your hard work will </text:span><text:span text:style-name="T4">lead you to</text:span><text:span text:style-name="T1"> success - твоя усердная работа приведёт тебя к успеху</text:span></text:p>
        </text:list-item>
        <text:list-item>
          <text:p text:style-name="P1"><text:span text:style-name="T1">I </text:span><text:span text:style-name="T4">decided </text:span><text:span text:style-name="T1">to start looking for a new job - я реши</text:span><text:span text:style-name="T2">л</text:span><text:span text:style-name="T1"> </text:span><text:span text:style-name="T2">начать</text:span><text:span text:style-name="T1"> искать новую работу</text:span></text:p>
        </text:list-item>
        <text:list-item>
          <text:p text:style-name="P1"><text:span text:style-name="T1">He’s </text:span><text:span text:style-name="T4">married to</text:span><text:span text:style-name="T1"> her - он женат на ней</text:span></text:p>
        </text:list-item>
        <text:list-item>
          <text:p text:style-name="P1"><text:span text:style-name="T1">Will you </text:span><text:span text:style-name="T4">prepare for</text:span><text:span text:style-name="T1"> this exam? - ты будешь готовиться к этому экзамену?</text:span></text:p>
        </text:list-item>
        <text:list-item>
          <text:p text:style-name="P1"><text:span text:style-name="T1">Sure, I don’t want to be </text:span><text:span text:style-name="T4">unprepared</text:span><text:span text:style-name="T1"> - конечно, я не хочу быть не подготовленным </text:span></text:p>
        </text:list-item>
        <text:list-item>
          <text:p text:style-name="P1"><text:span text:style-name="T1">He’s </text:span><text:span text:style-name="T4">proud of</text:span><text:span text:style-name="T1"> his </text:span><text:span text:style-name="T4">outstanding</text:span><text:span text:style-name="T1"> achievements - он гордиться своими выдающимис достижениями</text:span></text:p>
        </text:list-item>
        <text:list-item>
          <text:p text:style-name="P1"><text:span text:style-name="T1">How </text:span><text:span text:style-name="T4">would </text:span><text:span text:style-name="T1">you react to it? - как бы ты отреагировал на это?</text:span></text:p>
        </text:list-item>
        <text:list-item>
          <text:p text:style-name="P1"><text:span text:style-name="T1">I’m </text:span><text:span text:style-name="T4">ready for</text:span><text:span text:style-name="T1"> these changes - я готов к этим переменам </text:span></text:p>
        </text:list-item>
        <text:list-item>
          <text:p text:style-name="P1"><text:span text:style-name="T1">You can </text:span><text:span text:style-name="T4">rely on / count on</text:span><text:span text:style-name="T1"> me - ты можешь положиться / расчитывать на меня</text:span></text:p>
        </text:list-item>
        <text:list-item>
          <text:p text:style-name="P1"><text:span text:style-name="T1">I’m </text:span><text:span text:style-name="T4">fully </text:span><text:span text:style-name="T1">satisfied with the </text:span><text:span text:style-name="T4">quality of</text:span><text:span text:style-name="T1"> these lessons - я полностью удовалетварён качеством этих уроков <text:s/></text:span></text:p>
        </text:list-item>
        <text:list-item>
          <text:p text:style-name="P1"><text:span text:style-name="T1">He was </text:span><text:span text:style-name="T4">shocked by / at</text:span><text:span text:style-name="T1"> such results - он был удивлён такими результатами </text:span></text:p>
        </text:list-item>
        <text:list-item>
          <text:p text:style-name="P2">What’s the best solution to this problem? - какое лучшее решение этой проблемы?</text:p>
        </text:list-item>
        <text:list-item>
          <text:p text:style-name="P1"><text:span text:style-name="T1">You </text:span><text:span text:style-name="T4">spend </text:span><text:span text:style-name="T1">too much time </text:span><text:span text:style-name="T4">on</text:span><text:span text:style-name="T1"> it - ты тратишь слишком много времени на это </text:span></text:p>
        </text:list-item>
        <text:list-item>
          <text:p text:style-name="P1"><text:soft-page-break/><text:span text:style-name="T1">You can </text:span><text:span text:style-name="T4">subscribe to</text:span><text:span text:style-name="T1"> this channel - ты можешь подписаться на этот канал</text:span></text:p>
        </text:list-item>
        <text:list-item>
          <text:p text:style-name="P1"><text:span text:style-name="T1">I </text:span><text:span text:style-name="T4">succeeded in getting</text:span><text:span text:style-name="T1"> this information - у меня получилось получить эту информацию </text:span></text:p>
        </text:list-item>
        <text:list-item>
          <text:p text:style-name="P1"><text:span text:style-name="T1">We were </text:span><text:span text:style-name="T4">greatly</text:span><text:span text:style-name="T1"> </text:span><text:span text:style-name="T4">surprised by</text:span><text:span text:style-name="T1"> this news - мы были очень удивлены этими новостями </text:span></text:p>
        </text:list-item>
        <text:list-item>
          <text:p text:style-name="P1"><text:span text:style-name="T1">She’s </text:span><text:span text:style-name="T4">tired of</text:span><text:span text:style-name="T1"> this </text:span><text:span text:style-name="T4">routine </text:span><text:span text:style-name="T1">- она устала от этой рутины</text:span></text:p>
        </text:list-item>
        <text:list-item>
          <text:p text:style-name="P1"><text:span text:style-name="T1">They </text:span><text:span text:style-name="T4">waited for</text:span><text:span text:style-name="T1"> me - они подождали меня</text:span></text:p>
        </text:list-item>
        <text:list-item>
          <text:p text:style-name="P1"><text:span text:style-name="T1">I’m </text:span><text:span text:style-name="T4">accustomed to</text:span><text:span text:style-name="T1"> </text:span><text:span text:style-name="T4">learning </text:span><text:span text:style-name="T1">English so intensively - я привык учить английский так интенсивно</text:span></text:p>
        </text:list-item>
        <text:list-item>
          <text:p text:style-name="P1"><text:span text:style-name="T1">I </text:span><text:span text:style-name="T4">approve / disapprove of</text:span><text:span text:style-name="T1"> this choice - я не одобряю этот выбор </text:span></text:p>
        </text:list-item>
        <text:list-item>
          <text:p text:style-name="P1"><text:span text:style-name="T1">What’s your </text:span><text:span text:style-name="T4">attitude to / towards</text:span><text:span text:style-name="T1"> professional sport - какое твоё отношение к проф. порту?<text:tab/> </text:span></text:p>
        </text:list-item>
        <text:list-item>
          <text:p text:style-name="P1"><text:span text:style-name="T1">I </text:span><text:span text:style-name="T4">arrived in</text:span><text:span text:style-name="T1"> India / New York - я прибыл в индию / нью ёрк</text:span></text:p>
        </text:list-item>
        <text:list-item>
          <text:p text:style-name="P1"><text:span text:style-name="T1">I </text:span><text:span text:style-name="T4">arrived at</text:span><text:span text:style-name="T1"> the airport / the party / the meeting / the conference </text:span></text:p>
        </text:list-item>
        <text:list-item>
          <text:p text:style-name="P1"><text:span text:style-name="T1">This house </text:span><text:span text:style-name="T4">belongs to</text:span><text:span text:style-name="T1"> me - этот дом принадлежит мне</text:span></text:p>
        </text:list-item>
        <text:list-item>
          <text:p text:style-name="P1"><text:span text:style-name="T1">I’m </text:span><text:span text:style-name="T4">bored with</text:span><text:span text:style-name="T1"> this system of education - мне наскучила это система образования</text:span></text:p>
        </text:list-item>
        <text:list-item>
          <text:p text:style-name="P1"><text:span text:style-name="T1">The book </text:span><text:span text:style-name="T4">consists of</text:span><text:span text:style-name="T1"> five </text:span><text:span text:style-name="T4">chapters </text:span><text:span text:style-name="T1">- книга состоит из 5 глав</text:span></text:p>
        </text:list-item>
        <text:list-item>
          <text:p text:style-name="P1"><text:span text:style-name="T4">There are</text:span><text:span text:style-name="T1"> five parts in this book - имеется 5 глав в этой книге</text:span></text:p>
        </text:list-item>
        <text:list-item>
          <text:p text:style-name="P1"><text:span text:style-name="T1">He doesn’t </text:span><text:span text:style-name="T4">devote </text:span><text:span text:style-name="T1">enough time </text:span><text:span text:style-name="T4">to </text:span><text:span text:style-name="T1">English - он не уделяет достаточно времени английскому</text:span></text:p>
        </text:list-item>
        <text:list-item>
          <text:p text:style-name="P1"><text:span text:style-name="T1">Our teacher </text:span><text:span text:style-name="T4">divided </text:span><text:span text:style-name="T1">us </text:span><text:span text:style-name="T4">into </text:span><text:span text:style-name="T1">two groups - наш учитель разделил нас на 2 группы</text:span></text:p>
        </text:list-item>
        <text:list-item>
          <text:p text:style-name="P1"><text:soft-page-break/><text:span text:style-name="T1">He was </text:span><text:span text:style-name="T4">impressed by</text:span><text:span text:style-name="T1"> the beauty of that place - он был впечатлён красотой того места </text:span></text:p>
        </text:list-item>
        <text:list-item>
          <text:p text:style-name="P2">He influenced me significantly / considerably - он повлиял на меня значительно</text:p>
        </text:list-item>
        <text:list-item>
          <text:p text:style-name="P2">I insisted on doing it - я настоял чтобы сделать это</text:p>
        </text:list-item>
        <text:list-item>
          <text:p text:style-name="P1"><text:span text:style-name="T1">She’s </text:span><text:span text:style-name="T4">keen on</text:span><text:span text:style-name="T1"> music - она увлекается музыкой </text:span></text:p>
        </text:list-item>
        <text:list-item>
          <text:p text:style-name="P1"><text:span text:style-name="T1">She’s always very </text:span><text:span text:style-name="T4">kind to</text:span><text:span text:style-name="T1"> me - она всегда добра ко мне</text:span></text:p>
        </text:list-item>
        <text:list-item>
          <text:p text:style-name="P1"><text:span text:style-name="T1">Your hard work will </text:span><text:span text:style-name="T4">lead </text:span><text:span text:style-name="T1">you </text:span><text:span text:style-name="T4">to </text:span><text:span text:style-name="T1">success - <text:tab/>твоя усердная работа приведёт тебя к успеху</text:span></text:p>
        </text:list-item>
        <text:list-item>
          <text:p text:style-name="P1"><text:span text:style-name="T1">I </text:span><text:span text:style-name="T4">looked at</text:span><text:span text:style-name="T1"> her - я взглянул на неё</text:span></text:p>
        </text:list-item>
        <text:list-item>
          <text:p text:style-name="P1"><text:span text:style-name="T1">I </text:span><text:span text:style-name="T4">decided </text:span><text:span text:style-name="T1">to start </text:span><text:span text:style-name="T4">looking for</text:span><text:span text:style-name="T1"> a new job - я решил начать искать новую работу</text:span></text:p>
        </text:list-item>
        <text:list-item>
          <text:p text:style-name="P2">He married her last year - он жинился на ней в прошлом году</text:p>
        </text:list-item>
        <text:list-item>
          <text:p text:style-name="P1"><text:span text:style-name="T1">He’s </text:span><text:span text:style-name="T4">married to</text:span><text:span text:style-name="T1"> her - он жинат на ней</text:span></text:p>
        </text:list-item>
        <text:list-item>
          <text:p text:style-name="P1"><text:span text:style-name="T1">He’s </text:span><text:span text:style-name="T4">proud of</text:span><text:span text:style-name="T1"> his </text:span><text:span text:style-name="T4">outstanding </text:span><text:span text:style-name="T1">achievements - он гордиться своими выдающимися достижниями</text:span></text:p>
        </text:list-item>
        <text:list-item>
          <text:p text:style-name="P1"><text:span text:style-name="T1">How </text:span><text:span text:style-name="T4">would </text:span><text:span text:style-name="T1">you do it? - как бы ты сделал это?</text:span></text:p>
        </text:list-item>
        <text:list-item>
          <text:p text:style-name="P1"><text:span text:style-name="T1">I’m </text:span><text:span text:style-name="T4">ready for</text:span><text:span text:style-name="T1"> these changes - я готов к этим переменам</text:span></text:p>
        </text:list-item>
        <text:list-item>
          <text:p text:style-name="P1"><text:span text:style-name="T1">You can </text:span><text:span text:style-name="T4">rely / count on</text:span><text:span text:style-name="T1"> me - ты можешь положиться / расчитывать на меня</text:span></text:p>
        </text:list-item>
        <text:list-item>
          <text:p text:style-name="P1"><text:span text:style-name="T1">What’s the </text:span><text:span text:style-name="T4">reason for</text:span><text:span text:style-name="T1"> their </text:span><text:span text:style-name="T4">refusal? </text:span><text:span text:style-name="T1">- какая причина их отказа?</text:span></text:p>
        </text:list-item>
        <text:list-item>
          <text:p text:style-name="P1"><text:span text:style-name="T1">I’m </text:span><text:span text:style-name="T4">fully </text:span><text:span text:style-name="T1">satisfied with the </text:span><text:span text:style-name="T4">quality </text:span><text:span text:style-name="T1">of these lessons - я полностью удовалетварён качеством этих уроков </text:span></text:p>
        </text:list-item>
        <text:list-item>
          <text:p text:style-name="P3">It’ll be a standard procedure </text:p>
        </text:list-item>
        <text:list-item>
          <text:p text:style-name="P3">I wore a belt <text:s/></text:p>
        </text:list-item>
        <text:list-item>
          <text:p text:style-name="P3"><text:soft-page-break/>What would you do in this situation?</text:p>
        </text:list-item>
        <text:list-item>
          <text:p text:style-name="P3">I read it in this article </text:p>
        </text:list-item>
        <text:list-item>
          <text:p text:style-name="P3">I should learn English more intensively <text:s/></text:p>
        </text:list-item>
        <text:list-item>
          <text:p text:style-name="P3">They’re so lucky </text:p>
        </text:list-item>
        <text:list-item>
          <text:p text:style-name="P3">It’ll be your last chance </text:p>
        </text:list-item>
        <text:list-item>
          <text:p text:style-name="P3">They controlled it</text:p>
        </text:list-item>
        <text:list-item>
          <text:p text:style-name="P3">Was it a serious crisis?</text:p>
        </text:list-item>
        <text:list-item>
          <text:p text:style-name="P3">He thinks so</text:p>
        </text:list-item>
        <text:list-item>
          <text:p text:style-name="P3">Who controls it?</text:p>
        </text:list-item>
        <text:list-item>
          <text:p text:style-name="P3">I usually do it</text:p>
        </text:list-item>
        <text:list-item>
          <text:p text:style-name="P3">She calculated it incorrectly </text:p>
        </text:list-item>
        <text:list-item>
          <text:p text:style-name="P3">I need to call their employees </text:p>
        </text:list-item>
        <text:list-item>
          <text:p text:style-name="P3">Is she from Italy?</text:p>
        </text:list-item>
        <text:list-item>
          <text:p text:style-name="P3">Will the temperature be below zero?</text:p>
        </text:list-item>
        <text:list-item>
          <text:p text:style-name="P57"><text:span text:style-name="T1"><text:s/></text:span><text:span text:style-name="T3">The teacher explained it to us </text:span></text:p>
        </text:list-item>
        <text:list-item>
          <text:p text:style-name="P4">How long is it?</text:p>
        </text:list-item>
        <text:list-item>
          <text:p text:style-name="P4">I spoke only English </text:p>
        </text:list-item>
        <text:list-item>
          <text:p text:style-name="P4">This video is much longer </text:p>
        </text:list-item>
        <text:list-item>
          <text:p text:style-name="P4">It’s so effective </text:p>
        </text:list-item>
        <text:list-item>
          <text:p text:style-name="P4">I’ll manage to enter this university </text:p>
        </text:list-item>
        <text:list-item>
          <text:p text:style-name="P4">The students guessed this correct answer </text:p>
        </text:list-item>
        <text:list-item>
          <text:p text:style-name="P4">I answered the following questions </text:p>
        </text:list-item>
        <text:list-item>
          <text:p text:style-name="P4">As for ‘usually’, we put it in the meddle </text:p>
        </text:list-item>
        <text:list-item>
          <text:p text:style-name="P4">I like swimming </text:p>
        </text:list-item>
        <text:list-item>
          <text:p text:style-name="P4">I mentioned different things including this one </text:p>
        </text:list-item>
        <text:list-item>
          <text:p text:style-name="P4"><text:soft-page-break/>We took his offer </text:p>
        </text:list-item>
        <text:list-item>
          <text:p text:style-name="P4">It isn’t convenient for me</text:p>
        </text:list-item>
        <text:list-item>
          <text:p text:style-name="P4">He suggests going to the cinema </text:p>
        </text:list-item>
        <text:list-item>
          <text:p text:style-name="P4">He tries to help me </text:p>
        </text:list-item>
        <text:list-item>
          <text:p text:style-name="P4">She’s so cleaver </text:p>
        </text:list-item>
        <text:list-item>
          <text:p text:style-name="P4">He wasted time </text:p>
        </text:list-item>
        <text:list-item>
          <text:p text:style-name="P4">He has an offer </text:p>
        </text:list-item>
        <text:list-item>
          <text:p text:style-name="P4">My progress is so big <text:s/></text:p>
        </text:list-item>
        <text:list-item>
          <text:p text:style-name="P5">It won’t bring you more money </text:p>
        </text:list-item>
        <text:list-item>
          <text:p text:style-name="P5">Do you support him?</text:p>
        </text:list-item>
        <text:list-item>
          <text:p text:style-name="P5">Will it change their attitude to health?</text:p>
        </text:list-item>
        <text:list-item>
          <text:p text:style-name="P5">They burnt the village </text:p>
        </text:list-item>
        <text:list-item>
          <text:p text:style-name="P5">We chose the first answer </text:p>
        </text:list-item>
        <text:list-item>
          <text:p text:style-name="P6">I’m sure knowledge is power </text:p>
        </text:list-item>
        <text:list-item>
          <text:p text:style-name="P6">They feel really worried </text:p>
        </text:list-item>
        <text:list-item>
          <text:p text:style-name="P6">Did it last for more than two hours?</text:p>
        </text:list-item>
        <text:list-item>
          <text:p text:style-name="P6">It’s an important thing </text:p>
        </text:list-item>
        <text:list-item>
          <text:p text:style-name="P6"><text:s/>He has a company. Its profit is so big</text:p>
        </text:list-item>
        <text:list-item>
          <text:p text:style-name="P6">This chair isn’t comfortable </text:p>
        </text:list-item>
        <text:list-item>
          <text:p text:style-name="P6">We live in this place </text:p>
        </text:list-item>
        <text:list-item>
          <text:p text:style-name="P6">These lessons are so effective </text:p>
        </text:list-item>
        <text:list-item>
          <text:p text:style-name="P6">He wasn’t the only owner </text:p>
        </text:list-item>
        <text:list-item>
          <text:p text:style-name="P6">What does this word mean?</text:p>
        </text:list-item>
        <text:list-item>
          <text:p text:style-name="P6">It’s better </text:p>
        </text:list-item>
        <text:list-item>
          <text:p text:style-name="P6">I’m thirty one </text:p>
        </text:list-item>
        <text:list-item>
          <text:p text:style-name="P6"><text:soft-page-break/>Where did you express your point of view?</text:p>
        </text:list-item>
        <text:list-item>
          <text:p text:style-name="P7">He has few enemies </text:p>
        </text:list-item>
        <text:list-item>
          <text:p text:style-name="P7">I’m bored with that method </text:p>
        </text:list-item>
        <text:list-item>
          <text:p text:style-name="P7">I’ll try not to spend all the money </text:p>
        </text:list-item>
        <text:list-item>
          <text:p text:style-name="P7">He bought a new car </text:p>
        </text:list-item>
        <text:list-item>
          <text:p text:style-name="P7">She won’t deny this fact</text:p>
        </text:list-item>
        <text:list-item>
          <text:p text:style-name="P7">He gets so many e-mails every day</text:p>
        </text:list-item>
        <text:list-item>
          <text:p text:style-name="P7">It developed my professional skills </text:p>
        </text:list-item>
        <text:list-item>
          <text:p text:style-name="P7">We’re near </text:p>
        </text:list-item>
        <text:list-item>
          <text:p text:style-name="P7">I communicate with different people </text:p>
        </text:list-item>
        <text:list-item>
          <text:p text:style-name="P7">She misses you</text:p>
        </text:list-item>
        <text:list-item>
          <text:p text:style-name="P7">He deserved it </text:p>
        </text:list-item>
        <text:list-item>
          <text:p text:style-name="P8">Is the result very good?</text:p>
        </text:list-item>
        <text:list-item>
          <text:p text:style-name="P8">How are these exercises </text:p>
        </text:list-item>
        <text:list-item>
          <text:p text:style-name="P8">He’s single </text:p>
        </text:list-item>
        <text:list-item>
          <text:p text:style-name="P8">He had a very spacious house </text:p>
        </text:list-item>
        <text:list-item>
          <text:p text:style-name="P8">How regularly will the employees make this kind of reports?</text:p>
        </text:list-item>
        <text:list-item>
          <text:p text:style-name="P8">My business partner will lend him this sum of money</text:p>
        </text:list-item>
        <text:list-item>
          <text:p text:style-name="P10">She fed the cat </text:p>
        </text:list-item>
        <text:list-item>
          <text:p text:style-name="P10">Our boss insisted on doing it </text:p>
        </text:list-item>
        <text:list-item>
          <text:p text:style-name="P10">Who will it shock?</text:p>
        </text:list-item>
        <text:list-item>
          <text:p text:style-name="P10">The boys weren’t weak</text:p>
        </text:list-item>
        <text:list-item>
          <text:p text:style-name="P10">She lost her keys </text:p>
        </text:list-item>
        <text:list-item>
          <text:p text:style-name="P10">How difficult is the test? </text:p>
        </text:list-item>
        <text:list-item>
          <text:p text:style-name="P10"><text:soft-page-break/>I managed to do it </text:p>
        </text:list-item>
        <text:list-item>
          <text:p text:style-name="P11">Will it last for more than two years?</text:p>
        </text:list-item>
        <text:list-item>
          <text:p text:style-name="P12">Who was there?</text:p>
        </text:list-item>
        <text:list-item>
          <text:p text:style-name="P12">We understand you</text:p>
        </text:list-item>
        <text:list-item>
          <text:p text:style-name="P12">I need this information </text:p>
        </text:list-item>
        <text:list-item>
          <text:p text:style-name="P12">Do you play the piano?</text:p>
        </text:list-item>
        <text:list-item>
          <text:p text:style-name="P12">I compared these two methods</text:p>
        </text:list-item>
        <text:list-item>
          <text:p text:style-name="P12">Is it cold here?</text:p>
        </text:list-item>
        <text:list-item>
          <text:p text:style-name="P12">You can count on me </text:p>
        </text:list-item>
        <text:list-item>
          <text:p text:style-name="P12">We tried to double our sales </text:p>
        </text:list-item>
        <text:list-item>
          <text:p text:style-name="P12">Your help is very important </text:p>
        </text:list-item>
        <text:list-item>
          <text:p text:style-name="P12">He’s a young man</text:p>
        </text:list-item>
        <text:list-item>
          <text:p text:style-name="P12">The house belonged to them </text:p>
        </text:list-item>
        <text:list-item>
          <text:p text:style-name="P9"><text:span text:style-name="T6">I’m impressed by the beauty of this place </text:span><text:span text:style-name="T5"><text:s/></text:span><text:s text:c="2"/></text:p>
        </text:list-item>
        <text:list-item>
          <text:p text:style-name="P12">How much money do you earn?</text:p>
        </text:list-item>
        <text:list-item>
          <text:p text:style-name="P12">We aren’t crazy (mad)</text:p>
        </text:list-item>
        <text:list-item>
          <text:p text:style-name="P12">I deleted this comment </text:p>
        </text:list-item>
        <text:list-item>
          <text:p text:style-name="P12">He withdrew all the money</text:p>
        </text:list-item>
        <text:list-item>
          <text:p text:style-name="P12">She redid this exercise </text:p>
        </text:list-item>
        <text:list-item>
          <text:p text:style-name="P12">It seems unimportant </text:p>
        </text:list-item>
        <text:list-item>
          <text:p text:style-name="P12">I’ll do my best to get this job </text:p>
        </text:list-item>
        <text:list-item>
          <text:p text:style-name="P12">He spent all his life on it </text:p>
        </text:list-item>
        <text:list-item>
          <text:p text:style-name="P13">Did I ask it correctly?</text:p>
        </text:list-item>
        <text:list-item>
          <text:p text:style-name="P13">I’m sure our hard work will lead us to success </text:p>
        </text:list-item>
        <text:list-item>
          <text:p text:style-name="P13">He really thinks so </text:p>
        </text:list-item>
        <text:list-item>
          <text:p text:style-name="P13"><text:soft-page-break/>How often did you try to do it?</text:p>
        </text:list-item>
        <text:list-item>
          <text:p text:style-name="P13">I’ll manage to do it in spite of all these difficulties </text:p>
        </text:list-item>
        <text:list-item>
          <text:p text:style-name="P13">How old is your brother?</text:p>
        </text:list-item>
        <text:list-item>
          <text:p text:style-name="P13">This company is very reach </text:p>
        </text:list-item>
        <text:list-item>
          <text:p text:style-name="P13"><text:span text:style-name="T7">How interesting is it?</text:span> </text:p>
        </text:list-item>
        <text:list-item>
          <text:p text:style-name="P14">How did you solve this problem?</text:p>
        </text:list-item>
        <text:list-item>
          <text:p text:style-name="P14">I finished working on that project </text:p>
        </text:list-item>
        <text:list-item>
          <text:p text:style-name="P14">She’s very poor</text:p>
        </text:list-item>
        <text:list-item>
          <text:p text:style-name="P14">You spend too much time on it </text:p>
        </text:list-item>
        <text:list-item>
          <text:p text:style-name="P14">Who will be interested?</text:p>
        </text:list-item>
        <text:list-item>
          <text:p text:style-name="P14">She cut the meat </text:p>
        </text:list-item>
        <text:list-item>
          <text:p text:style-name="P14">I’ll be able to do it in spite of such serious problems </text:p>
        </text:list-item>
        <text:list-item>
          <text:p text:style-name="P14">I go to work</text:p>
        </text:list-item>
        <text:list-item>
          <text:p text:style-name="P14">It surprised us greatly </text:p>
        </text:list-item>
        <text:list-item>
          <text:p text:style-name="P14">Will she close her eyes on it?</text:p>
        </text:list-item>
        <text:list-item>
          <text:p text:style-name="P14">These measures won’t be radical enough </text:p>
        </text:list-item>
        <text:list-item>
          <text:p text:style-name="P15">Where did you find it?</text:p>
        </text:list-item>
        <text:list-item>
          <text:p text:style-name="P15">Do they support this decision?</text:p>
        </text:list-item>
        <text:list-item>
          <text:p text:style-name="P15">We share your point of view</text:p>
        </text:list-item>
        <text:list-item>
          <text:p text:style-name="P15">My father will leave home soon </text:p>
        </text:list-item>
        <text:list-item>
          <text:p text:style-name="P15">I prepared for the exam</text:p>
        </text:list-item>
        <text:list-item>
          <text:p text:style-name="P15">He doesn’t try to find a good job</text:p>
        </text:list-item>
        <text:list-item>
          <text:p text:style-name="P15">How much does it cost?</text:p>
        </text:list-item>
        <text:list-item>
          <text:p text:style-name="P15">We have lots of inspiration <text:s/></text:p>
        </text:list-item>
        <text:list-item>
          <text:p text:style-name="P15">My best friend recommended this channel to me</text:p>
        </text:list-item>
        <text:list-item>
          <text:p text:style-name="P15"><text:soft-page-break/>I enjoy learning English </text:p>
        </text:list-item>
        <text:list-item>
          <text:p text:style-name="P15">What channels were really interesting? </text:p>
        </text:list-item>
        <text:list-item>
          <text:p text:style-name="P15">That offer wasn’t attractive </text:p>
        </text:list-item>
        <text:list-item>
          <text:p text:style-name="P15">What seems <text:span text:style-name="T8">important </text:span></text:p>
        </text:list-item>
        <text:list-item>
          <text:p text:style-name="P16">He won’t solve this task so easily </text:p>
        </text:list-item>
        <text:list-item>
          <text:p text:style-name="P16">He prefers this strategy </text:p>
        </text:list-item>
        <text:list-item>
          <text:p text:style-name="P16">He lit the tight </text:p>
        </text:list-item>
        <text:list-item>
          <text:p text:style-name="P16">I admire you </text:p>
        </text:list-item>
        <text:list-item>
          <text:p text:style-name="P16">I didn’t impress us </text:p>
        </text:list-item>
        <text:list-item>
          <text:p text:style-name="P16">How do you usually get to that place?</text:p>
        </text:list-item>
        <text:list-item>
          <text:p text:style-name="P16">It’s necessary to learn these words </text:p>
        </text:list-item>
        <text:list-item>
          <text:p text:style-name="P16">I want to have a good car </text:p>
        </text:list-item>
        <text:list-item>
          <text:p text:style-name="P16">I have a choice </text:p>
        </text:list-item>
        <text:list-item>
          <text:p text:style-name="P16">It cost more than he thinks </text:p>
        </text:list-item>
        <text:list-item>
          <text:p text:style-name="P17">This is wife </text:p>
        </text:list-item>
        <text:list-item>
          <text:p text:style-name="P17">Who paid for them </text:p>
        </text:list-item>
        <text:list-item>
          <text:p text:style-name="P17">I live in the same place </text:p>
        </text:list-item>
        <text:list-item>
          <text:p text:style-name="P17">His offer sounded really strange </text:p>
        </text:list-item>
        <text:list-item>
          <text:p text:style-name="P17">It cost three million dollars </text:p>
        </text:list-item>
        <text:list-item>
          <text:p text:style-name="P17">I think we don’t need to reinvent the wheel </text:p>
        </text:list-item>
        <text:list-item>
          <text:p text:style-name="P17">Why was he so pessimistic? </text:p>
        </text:list-item>
        <text:list-item>
          <text:p text:style-name="P17">I try to adapt to these conditions </text:p>
        </text:list-item>
        <text:list-item>
          <text:p text:style-name="P17">Is it a very big problem?</text:p>
        </text:list-item>
        <text:list-item>
          <text:p text:style-name="P17">Who laughed at you?</text:p>
        </text:list-item>
        <text:list-item>
          <text:p text:style-name="P17">I started learning by my self (on my own)</text:p>
        </text:list-item>
        <text:list-item>
          <text:p text:style-name="P17"><text:soft-page-break/>Will it be a waste of time?</text:p>
        </text:list-item>
        <text:list-item>
          <text:p text:style-name="P17"><text:s/>He feels really worried </text:p>
        </text:list-item>
        <text:list-item>
          <text:p text:style-name="P17">Who laughed at him?</text:p>
        </text:list-item>
        <text:list-item>
          <text:p text:style-name="P17">We considered it very important </text:p>
        </text:list-item>
        <text:list-item>
          <text:p text:style-name="P17">I see he really likes it</text:p>
        </text:list-item>
        <text:list-item>
          <text:p text:style-name="P17">When is she free? </text:p>
        </text:list-item>
        <text:list-item>
          <text:p text:style-name="P17">Is he their client?</text:p>
        </text:list-item>
        <text:list-item>
          <text:p text:style-name="P17">The workers won’t support this initiative </text:p>
        </text:list-item>
        <text:list-item>
          <text:p text:style-name="P17">Is it an important detail?</text:p>
        </text:list-item>
        <text:list-item>
          <text:p text:style-name="P17"><text:span text:style-name="T9">It was possible in the end </text:span><text:s text:c="2"/></text:p>
        </text:list-item>
        <text:list-item>
          <text:p text:style-name="P18">It wasn’t his achievement </text:p>
        </text:list-item>
        <text:list-item>
          <text:p text:style-name="P18">Will the director say it soon?</text:p>
        </text:list-item>
        <text:list-item>
          <text:p text:style-name="P18">It required much more professionalism </text:p>
        </text:list-item>
        <text:list-item>
          <text:p text:style-name="P18">It isn’t rainy. It’s sunny </text:p>
        </text:list-item>
        <text:list-item>
          <text:p text:style-name="P18">We <text:span text:style-name="T10">over</text:span>came <text:span text:style-name="T10">different difficulties </text:span></text:p>
        </text:list-item>
        <text:list-item>
          <text:p text:style-name="P19">When does he feel happy?</text:p>
        </text:list-item>
        <text:list-item>
          <text:p text:style-name="P19">She was there instead of him </text:p>
        </text:list-item>
        <text:list-item>
          <text:p text:style-name="P19">I know I have a good sense of humor </text:p>
        </text:list-item>
        <text:list-item>
          <text:p text:style-name="P19">We were there instead of them </text:p>
        </text:list-item>
        <text:list-item>
          <text:p text:style-name="P19">This worker will get tired soon </text:p>
        </text:list-item>
        <text:list-item>
          <text:p text:style-name="P19">Do you understand it?</text:p>
        </text:list-item>
        <text:list-item>
          <text:p text:style-name="P19">He apologized for his rude behavior </text:p>
        </text:list-item>
        <text:list-item>
          <text:p text:style-name="P19">I really like this playlist </text:p>
        </text:list-item>
        <text:list-item>
          <text:p text:style-name="P19">The news impressed him </text:p>
        </text:list-item>
        <text:list-item>
          <text:p text:style-name="P19">I’ll try not to spend so much m<text:span text:style-name="T11">o</text:span>n<text:span text:style-name="T11">e</text:span>y </text:p>
        </text:list-item>
        <text:list-item>
          <text:p text:style-name="P20"><text:soft-page-break/>Is it your size?</text:p>
        </text:list-item>
        <text:list-item>
          <text:p text:style-name="P20">He experienced so many difficulties </text:p>
        </text:list-item>
        <text:list-item>
          <text:p text:style-name="P20">We’ll minimize the costs </text:p>
        </text:list-item>
        <text:list-item>
          <text:p text:style-name="P20">What kind of person was he?</text:p>
        </text:list-item>
        <text:list-item>
          <text:p text:style-name="P20">She found a better place </text:p>
        </text:list-item>
        <text:list-item>
          <text:p text:style-name="P20">Is this boy his younger brother?</text:p>
        </text:list-item>
        <text:list-item>
          <text:p text:style-name="P20">You’ll be satisfied with your result </text:p>
        </text:list-item>
        <text:list-item>
          <text:p text:style-name="P20">I’ll do my best to speak English fluently </text:p>
        </text:list-item>
        <text:list-item>
          <text:p text:style-name="P20">I put it on the table </text:p>
        </text:list-item>
        <text:list-item>
          <text:p text:style-name="P20">He showed his dissatisfaction </text:p>
        </text:list-item>
        <text:list-item>
          <text:p text:style-name="P21">We’re full of energy </text:p>
        </text:list-item>
        <text:list-item>
          <text:p text:style-name="P21">You know it</text:p>
        </text:list-item>
        <text:list-item>
          <text:p text:style-name="P21">When will you start translating it from Russian into English? </text:p>
        </text:list-item>
        <text:list-item>
          <text:p text:style-name="P21">You’ll see it at the end of the presentation </text:p>
        </text:list-item>
        <text:list-item>
          <text:p text:style-name="P21">They produced very expansive goods </text:p>
        </text:list-item>
        <text:list-item>
          <text:p text:style-name="P21">I started preparing for my exams </text:p>
        </text:list-item>
        <text:list-item>
          <text:p text:style-name="P21">We heard it at the end of the video </text:p>
        </text:list-item>
        <text:list-item>
          <text:p text:style-name="P21">This is my car </text:p>
        </text:list-item>
        <text:list-item>
          <text:p text:style-name="P21">I think I’ll learn English in two years <text:tab/> </text:p>
        </text:list-item>
        <text:list-item>
          <text:p text:style-name="P21">He’s bad at dancing </text:p>
        </text:list-item>
        <text:list-item>
          <text:p text:style-name="P21">I did my best to study better</text:p>
        </text:list-item>
        <text:list-item>
          <text:p text:style-name="P21">Health was in the first place for her</text:p>
        </text:list-item>
        <text:list-item>
          <text:p text:style-name="P21">He usually gets several e-mails a day </text:p>
        </text:list-item>
        <text:list-item>
          <text:p text:style-name="P22">It’s very loud</text:p>
        </text:list-item>
        <text:list-item>
          <text:p text:style-name="P22"><text:soft-page-break/>He entered the building </text:p>
        </text:list-item>
        <text:list-item>
          <text:p text:style-name="P22">I want to speak English better </text:p>
        </text:list-item>
        <text:list-item>
          <text:p text:style-name="P22">You should pay attention to it <text:s text:c="2"/></text:p>
        </text:list-item>
        <text:list-item>
          <text:p text:style-name="P22">She’s bad at dancing </text:p>
        </text:list-item>
        <text:list-item>
          <text:p text:style-name="P22">It was necessary to translate this sentence </text:p>
        </text:list-item>
        <text:list-item>
          <text:p text:style-name="P22">He was on the other side </text:p>
        </text:list-item>
        <text:list-item>
          <text:p text:style-name="P22">His income wasn’t enough </text:p>
        </text:list-item>
        <text:list-item>
          <text:p text:style-name="P22">Her mother is in the kitchen </text:p>
        </text:list-item>
        <text:list-item>
          <text:p text:style-name="P22">I’ll take this offer with great pleasure </text:p>
        </text:list-item>
        <text:list-item>
          <text:p text:style-name="P22">How regular were your meetings?</text:p>
        </text:list-item>
        <text:list-item>
          <text:p text:style-name="P22">Where do you work? </text:p>
        </text:list-item>
        <text:list-item>
          <text:p text:style-name="P23">I’d like to understand native speakers </text:p>
        </text:list-item>
        <text:list-item>
          <text:p text:style-name="P23">What do they want to tell you?</text:p>
        </text:list-item>
        <text:list-item>
          <text:p text:style-name="P23">Who will know it?</text:p>
        </text:list-item>
        <text:list-item>
          <text:p text:style-name="P23">Did she explain this thing to them?</text:p>
        </text:list-item>
        <text:list-item>
          <text:p text:style-name="P23">Her results were quite satisfactory </text:p>
        </text:list-item>
        <text:list-item>
          <text:p text:style-name="P23">I managed to do this thing despite <text:s/>these difficulties</text:p>
        </text:list-item>
        <text:list-item>
          <text:p text:style-name="P23">His recommendation wasn’t useful </text:p>
        </text:list-item>
        <text:list-item>
          <text:p text:style-name="P23">Do they think the same?</text:p>
        </text:list-item>
        <text:list-item>
          <text:p text:style-name="P23">He ignored their questions </text:p>
        </text:list-item>
        <text:list-item>
          <text:p text:style-name="P24">We also need to consider various economic problems </text:p>
        </text:list-item>
        <text:list-item>
          <text:p text:style-name="P24">What time did this thing happen?</text:p>
        </text:list-item>
        <text:list-item>
          <text:p text:style-name="P24">Was I on the right way ?</text:p>
        </text:list-item>
        <text:list-item>
          <text:p text:style-name="P24">I followed your advice </text:p>
        </text:list-item>
        <text:list-item>
          <text:p text:style-name="P24">I looked at that advertisement </text:p>
        </text:list-item>
        <text:list-item>
          <text:p text:style-name="P24"><text:soft-page-break/>He smoked quite rarely </text:p>
        </text:list-item>
        <text:list-item>
          <text:p text:style-name="P24">Others didn’t know it </text:p>
        </text:list-item>
        <text:list-item>
          <text:p text:style-name="P24">This play list really helped me realize my mistakes </text:p>
        </text:list-item>
        <text:list-item>
          <text:p text:style-name="P24">I throw it away </text:p>
        </text:list-item>
        <text:list-item>
          <text:p text:style-name="P24">Will you explain it to me?</text:p>
        </text:list-item>
        <text:list-item>
          <text:p text:style-name="P25">We also need to consider various economic factors</text:p>
        </text:list-item>
        <text:list-item>
          <text:p text:style-name="P25">It may happen </text:p>
        </text:list-item>
        <text:list-item>
          <text:p text:style-name="P25">She ran very fast </text:p>
        </text:list-item>
        <text:list-item>
          <text:p text:style-name="P25">The price was low </text:p>
        </text:list-item>
        <text:list-item>
          <text:p text:style-name="P25">He’ll put on a worm coat </text:p>
        </text:list-item>
        <text:list-item>
          <text:p text:style-name="P25">Everyone will look happy </text:p>
        </text:list-item>
        <text:list-item>
          <text:p text:style-name="P25">She goes abroad every year </text:p>
        </text:list-item>
        <text:list-item>
          <text:p text:style-name="P25">I’ll try to make a good presentation </text:p>
        </text:list-item>
        <text:list-item>
          <text:p text:style-name="P25">It was obvious for him <text:s/></text:p>
        </text:list-item>
        <text:list-item>
          <text:p text:style-name="P25">Does she teach English </text:p>
        </text:list-item>
        <text:list-item>
          <text:p text:style-name="P25">What’s strange?</text:p>
        </text:list-item>
        <text:list-item>
          <text:p text:style-name="P25">We aren’t colleagues </text:p>
        </text:list-item>
        <text:list-item>
          <text:p text:style-name="P25">He won’t communicate with hem anymore </text:p>
        </text:list-item>
        <text:list-item>
          <text:p text:style-name="P25">Does he work too slowly? </text:p>
        </text:list-item>
        <text:list-item>
          <text:p text:style-name="P25">We were glad to see her </text:p>
        </text:list-item>
        <text:list-item>
          <text:p text:style-name="P25">They stayed at home the day before yesterday </text:p>
        </text:list-item>
        <text:list-item>
          <text:p text:style-name="P26">Is she in Italy now?</text:p>
        </text:list-item>
        <text:list-item>
          <text:p text:style-name="P26">Where was it?</text:p>
        </text:list-item>
        <text:list-item>
          <text:p text:style-name="P26">Does his girlfriend understand it?</text:p>
        </text:list-item>
        <text:list-item>
          <text:p text:style-name="P26">I disapprove of this choice </text:p>
        </text:list-item>
        <text:list-item>
          <text:p text:style-name="P26"><text:soft-page-break/>I saved money </text:p>
        </text:list-item>
        <text:list-item>
          <text:p text:style-name="P26">I don’t need to analyze all the data</text:p>
        </text:list-item>
        <text:list-item>
          <text:p text:style-name="P26">She tried to do it </text:p>
        </text:list-item>
        <text:list-item>
          <text:p text:style-name="P26">He gave this thing to me </text:p>
        </text:list-item>
        <text:list-item>
          <text:p text:style-name="P26">She has such a big choice </text:p>
        </text:list-item>
        <text:list-item>
          <text:p text:style-name="P26">I finished watching this video </text:p>
        </text:list-item>
        <text:list-item>
          <text:p text:style-name="P26">How difficult are these exercises?</text:p>
        </text:list-item>
        <text:list-item>
          <text:p text:style-name="P26">He’s a very poor person </text:p>
        </text:list-item>
        <text:list-item>
          <text:p text:style-name="P26">We’ll eat fresh fruit and vegetables there</text:p>
        </text:list-item>
        <text:list-item>
          <text:p text:style-name="P27">She tore the papers </text:p>
        </text:list-item>
        <text:list-item>
          <text:p text:style-name="P27">I saw it in the end </text:p>
        </text:list-item>
        <text:list-item>
          <text:p text:style-name="P27">My pronunciation will become better</text:p>
        </text:list-item>
        <text:list-item>
          <text:p text:style-name="P27">I also like this idea</text:p>
        </text:list-item>
        <text:list-item>
          <text:p text:style-name="P27">We try not to mention it </text:p>
        </text:list-item>
        <text:list-item>
          <text:p text:style-name="P27">Does he like it?</text:p>
        </text:list-item>
        <text:list-item>
          <text:p text:style-name="P27">Money isn’t important </text:p>
        </text:list-item>
        <text:list-item>
          <text:p text:style-name="P27">I see you preferred not to mention it </text:p>
        </text:list-item>
        <text:list-item>
          <text:p text:style-name="P27">Why does she usually try to change it </text:p>
        </text:list-item>
        <text:list-item>
          <text:p text:style-name="P27">I don’t agree with you </text:p>
        </text:list-item>
        <text:list-item>
          <text:p text:style-name="P27">It was such an innovative approach </text:p>
        </text:list-item>
        <text:list-item>
          <text:p text:style-name="P27">I tried not to say it </text:p>
        </text:list-item>
        <text:list-item>
          <text:p text:style-name="P27">How will they behave?</text:p>
        </text:list-item>
        <text:list-item>
          <text:p text:style-name="P28">How was in the same group? </text:p>
        </text:list-item>
        <text:list-item>
          <text:p text:style-name="P28">She kept her money in this bank </text:p>
        </text:list-item>
        <text:list-item>
          <text:p text:style-name="P28">How will you solve your financial problems </text:p>
        </text:list-item>
        <text:list-item>
          <text:p text:style-name="P28"><text:soft-page-break/>Is it your final decision </text:p>
        </text:list-item>
        <text:list-item>
          <text:p text:style-name="P28">I succeeded in finding better suppliers </text:p>
        </text:list-item>
        <text:list-item>
          <text:p text:style-name="P28">Do we show good results?</text:p>
        </text:list-item>
        <text:list-item>
          <text:p text:style-name="P28">I’ll be able to improve my knowledge significantly / considerably </text:p>
        </text:list-item>
        <text:list-item>
          <text:p text:style-name="P28">What music do you prefer?</text:p>
        </text:list-item>
        <text:list-item>
          <text:p text:style-name="P28">He often laughs at it </text:p>
        </text:list-item>
        <text:list-item>
          <text:p text:style-name="P29">They noticed our absence </text:p>
        </text:list-item>
        <text:list-item>
          <text:p text:style-name="P30">His attempts weren’t successful </text:p>
        </text:list-item>
        <text:list-item>
          <text:p text:style-name="P30">Did she decide not to do it?</text:p>
        </text:list-item>
        <text:list-item>
          <text:p text:style-name="P30">How will you translate this expression?</text:p>
        </text:list-item>
        <text:list-item>
          <text:p text:style-name="P30">It’s too easy</text:p>
        </text:list-item>
        <text:list-item>
          <text:p text:style-name="P30">I managed to improve my grammar greatly </text:p>
        </text:list-item>
        <text:list-item>
          <text:p text:style-name="P30">Are you from the United States </text:p>
        </text:list-item>
        <text:list-item>
          <text:p text:style-name="P30">They broke the window </text:p>
        </text:list-item>
        <text:list-item>
          <text:p text:style-name="P30">I wanted to devote more free time to my health </text:p>
        </text:list-item>
        <text:list-item>
          <text:p text:style-name="P30">We did it despite her words </text:p>
        </text:list-item>
        <text:list-item>
          <text:p text:style-name="P30">Who is she?</text:p>
        </text:list-item>
        <text:list-item>
          <text:p text:style-name="P30">It cost much more than she thinks </text:p>
        </text:list-item>
        <text:list-item>
          <text:p text:style-name="P30">I’ll speak English without any mistakes at all</text:p>
        </text:list-item>
        <text:list-item>
          <text:p text:style-name="P30">Whose advice will you take into account / consideration?</text:p>
        </text:list-item>
        <text:list-item>
          <text:p text:style-name="P40">Who was in the last place?</text:p>
        </text:list-item>
        <text:list-item>
          <text:p text:style-name="P40">It’s too expansive </text:p>
        </text:list-item>
        <text:list-item>
          <text:p text:style-name="P40">Can you play badminton </text:p>
        </text:list-item>
        <text:list-item>
          <text:p text:style-name="P40">We wanted to devote more free time to our health</text:p>
        </text:list-item>
        <text:list-item>
          <text:p text:style-name="P40"><text:soft-page-break/>We did it despite his words </text:p>
        </text:list-item>
        <text:list-item>
          <text:p text:style-name="P40">We were really shocked </text:p>
        </text:list-item>
        <text:list-item>
          <text:p text:style-name="P41">We need to minimize the costs </text:p>
        </text:list-item>
        <text:list-item>
          <text:p text:style-name="P41">She will available tomorrow </text:p>
        </text:list-item>
        <text:list-item>
          <text:p text:style-name="P41">He gave up smoking </text:p>
        </text:list-item>
        <text:list-item>
          <text:p text:style-name="P41">I insisted on doing it </text:p>
        </text:list-item>
        <text:list-item>
          <text:p text:style-name="P41">They gave us a very formal answer </text:p>
        </text:list-item>
        <text:list-item>
          <text:p text:style-name="P41">Can you play tennis?</text:p>
        </text:list-item>
        <text:list-item>
          <text:p text:style-name="P41">They discovered this continent </text:p>
        </text:list-item>
        <text:list-item>
          <text:p text:style-name="P41">He’s fond of traveling <text:s/></text:p>
        </text:list-item>
        <text:list-item>
          <text:p text:style-name="P41">How was it?</text:p>
        </text:list-item>
        <text:list-item>
          <text:p text:style-name="P41">It was my big dream </text:p>
        </text:list-item>
        <text:list-item>
          <text:p text:style-name="P41">It was a brilliant result </text:p>
        </text:list-item>
        <text:list-item>
          <text:p text:style-name="P41">Is he often late?</text:p>
        </text:list-item>
        <text:list-item>
          <text:p text:style-name="P41">It won’t be the best choice </text:p>
        </text:list-item>
        <text:list-item>
          <text:p text:style-name="P41">I’m ready </text:p>
        </text:list-item>
        <text:list-item>
          <text:p text:style-name="P41">I really liked this idea </text:p>
        </text:list-item>
        <text:list-item>
          <text:p text:style-name="P42">The noticed our absence </text:p>
        </text:list-item>
        <text:list-item>
          <text:p text:style-name="P42">His attempts weren’t successful </text:p>
        </text:list-item>
        <text:list-item>
          <text:p text:style-name="P42">Did she decide not to do it?</text:p>
        </text:list-item>
        <text:list-item>
          <text:p text:style-name="P42">How will you translate this expression?</text:p>
        </text:list-item>
        <text:list-item>
          <text:p text:style-name="P42">It’s too easy</text:p>
        </text:list-item>
        <text:list-item>
          <text:p text:style-name="P42">I managed to improve my grammar greatly </text:p>
        </text:list-item>
        <text:list-item>
          <text:p text:style-name="P42">Are you from the United States?</text:p>
        </text:list-item>
        <text:list-item>
          <text:p text:style-name="P42">They broke the window </text:p>
        </text:list-item>
        <text:list-item>
          <text:p text:style-name="P42"><text:soft-page-break/>I wanted to devote more free time to my health </text:p>
        </text:list-item>
        <text:list-item>
          <text:p text:style-name="P42">We did it despite her words</text:p>
        </text:list-item>
        <text:list-item>
          <text:p text:style-name="P42">Who is she?</text:p>
        </text:list-item>
        <text:list-item>
          <text:p text:style-name="P42">It cost much more than she thins </text:p>
        </text:list-item>
        <text:list-item>
          <text:p text:style-name="P43">I’ll speak English without any mistakes at all</text:p>
        </text:list-item>
        <text:list-item>
          <text:p text:style-name="P43">Whose advice will you take into account / consideration? </text:p>
        </text:list-item>
        <text:list-item>
          <text:p text:style-name="P43">Who was in the last place?</text:p>
        </text:list-item>
        <text:list-item>
          <text:p text:style-name="P43">It’s too expensive </text:p>
        </text:list-item>
        <text:list-item>
          <text:p text:style-name="P43">Can you play badminton?</text:p>
        </text:list-item>
        <text:list-item>
          <text:p text:style-name="P43">We wanted to devote more free time to our health </text:p>
        </text:list-item>
        <text:list-item>
          <text:p text:style-name="P43">We did it in spite of his words</text:p>
        </text:list-item>
        <text:list-item>
          <text:p text:style-name="P43">We were really shocked </text:p>
        </text:list-item>
        <text:list-item>
          <text:p text:style-name="P43">We need to minimize the costs </text:p>
        </text:list-item>
        <text:list-item>
          <text:p text:style-name="P43">She’ll be available tomorrow </text:p>
        </text:list-item>
        <text:list-item>
          <text:p text:style-name="P43">He gave up smoking</text:p>
        </text:list-item>
        <text:list-item>
          <text:p text:style-name="P43">I insisted on doing it </text:p>
        </text:list-item>
        <text:list-item>
          <text:p text:style-name="P43">They gave us a very formal answer / reply</text:p>
        </text:list-item>
        <text:list-item>
          <text:p text:style-name="P43">Can you play tennis?</text:p>
        </text:list-item>
        <text:list-item>
          <text:p text:style-name="P43">They discovered this continent </text:p>
        </text:list-item>
        <text:list-item>
          <text:p text:style-name="P43">He’s fond of traveling </text:p>
        </text:list-item>
        <text:list-item>
          <text:p text:style-name="P43">How was it?</text:p>
        </text:list-item>
        <text:list-item>
          <text:p text:style-name="P43">It was my big dream </text:p>
        </text:list-item>
        <text:list-item>
          <text:p text:style-name="P44">It was a brilliant result </text:p>
        </text:list-item>
        <text:list-item>
          <text:p text:style-name="P44">Is he often late?</text:p>
        </text:list-item>
        <text:list-item>
          <text:p text:style-name="P44">It won’t be the best choice </text:p>
        </text:list-item>
        <text:list-item>
          <text:p text:style-name="P44"><text:soft-page-break/>I’m ready </text:p>
        </text:list-item>
        <text:list-item>
          <text:p text:style-name="P45">This level is enough to speak English fluently and correctly </text:p>
        </text:list-item>
        <text:list-item>
          <text:p text:style-name="P45">She often listened to classical music </text:p>
        </text:list-item>
        <text:list-item>
          <text:p text:style-name="P45">It’s necessary to work on our writing skills </text:p>
        </text:list-item>
        <text:list-item>
          <text:p text:style-name="P45">Her results were satisfactory </text:p>
        </text:list-item>
        <text:list-item>
          <text:p text:style-name="P45">I sometimes overpaid </text:p>
        </text:list-item>
        <text:list-item>
          <text:p text:style-name="P45">I’ll try not to talk about it </text:p>
        </text:list-item>
        <text:list-item>
          <text:p text:style-name="P45">It isn’t so </text:p>
        </text:list-item>
        <text:list-item>
          <text:p text:style-name="P45">They looked at her </text:p>
        </text:list-item>
        <text:list-item>
          <text:p text:style-name="P45">Is he abroad?</text:p>
        </text:list-item>
        <text:list-item>
          <text:p text:style-name="P31"><text:span text:style-name="T12">I hope you won’t confuse these phrases anymore </text:span><text:s/></text:p>
        </text:list-item>
        <text:list-item>
          <text:p text:style-name="P45">You need to compare these results </text:p>
        </text:list-item>
        <text:list-item>
          <text:p text:style-name="P45">They often laugh at it </text:p>
        </text:list-item>
        <text:list-item>
          <text:p text:style-name="P45">It’s necessary to do these exercises </text:p>
        </text:list-item>
        <text:list-item>
          <text:p text:style-name="P45">I want this thing </text:p>
        </text:list-item>
        <text:list-item>
          <text:p text:style-name="P45">They had a great time together </text:p>
        </text:list-item>
        <text:list-item>
          <text:p text:style-name="P45">I did it in spite of their words </text:p>
        </text:list-item>
        <text:list-item>
          <text:p text:style-name="P46">I like this channel too </text:p>
        </text:list-item>
        <text:list-item>
          <text:p text:style-name="P46">I like this subject </text:p>
        </text:list-item>
        <text:list-item>
          <text:p text:style-name="P46">When will she join us?</text:p>
        </text:list-item>
        <text:list-item>
          <text:p text:style-name="P46">My elder brother and I were here </text:p>
        </text:list-item>
        <text:list-item>
          <text:p text:style-name="P46">These lessons helped us speak English more rightly </text:p>
        </text:list-item>
        <text:list-item>
          <text:p text:style-name="P46">They accused her of a very serious crime </text:p>
        </text:list-item>
        <text:list-item>
          <text:p text:style-name="P46">We liked the simplicity of these videos </text:p>
        </text:list-item>
        <text:list-item>
          <text:p text:style-name="P46">Is this song very popular?</text:p>
        </text:list-item>
        <text:list-item>
          <text:p text:style-name="P46"><text:soft-page-break/>I really want to speak English fluently </text:p>
        </text:list-item>
        <text:list-item>
          <text:p text:style-name="P46">He wore very poor clothes </text:p>
        </text:list-item>
        <text:list-item>
          <text:p text:style-name="P46">How often will it be?</text:p>
        </text:list-item>
        <text:list-item>
          <text:p text:style-name="P46">He feels very surprised </text:p>
        </text:list-item>
        <text:list-item>
          <text:p text:style-name="P46">Who feels tired?</text:p>
        </text:list-item>
        <text:list-item>
          <text:p text:style-name="P46">It isn’t the best course </text:p>
        </text:list-item>
        <text:list-item>
          <text:p text:style-name="P46">I like this course more </text:p>
        </text:list-item>
        <text:list-item>
          <text:p text:style-name="P46">All the girls are there</text:p>
        </text:list-item>
        <text:list-item>
          <text:p text:style-name="P46">I had free time for it </text:p>
        </text:list-item>
        <text:list-item>
          <text:p text:style-name="P46">Were you so busy?</text:p>
        </text:list-item>
        <text:list-item>
          <text:p text:style-name="P47">They’re really tired of it </text:p>
        </text:list-item>
        <text:list-item>
          <text:p text:style-name="P47">I love you </text:p>
        </text:list-item>
        <text:list-item>
          <text:p text:style-name="P47">Do they often talk about it?</text:p>
        </text:list-item>
        <text:list-item>
          <text:p text:style-name="P47">I learned so many new words </text:p>
        </text:list-item>
        <text:list-item>
          <text:p text:style-name="P47">She gave up smoking </text:p>
        </text:list-item>
        <text:list-item>
          <text:p text:style-name="P47">You’ll like this idea</text:p>
        </text:list-item>
        <text:list-item>
          <text:p text:style-name="P47">I’d like to do it </text:p>
        </text:list-item>
        <text:list-item>
          <text:p text:style-name="P47">Can you play the piano?</text:p>
        </text:list-item>
        <text:list-item>
          <text:p text:style-name="P47">It’ll happen on a regular basis </text:p>
        </text:list-item>
        <text:list-item>
          <text:p text:style-name="P47">When will you start preparing for this exam?</text:p>
        </text:list-item>
        <text:list-item>
          <text:p text:style-name="P47">Does your son want to train more intensively?</text:p>
        </text:list-item>
        <text:list-item>
          <text:p text:style-name="P47">I arrived at the airport</text:p>
        </text:list-item>
        <text:list-item>
          <text:p text:style-name="P47">I’m used to doing it on a regular basis </text:p>
        </text:list-item>
        <text:list-item>
          <text:p text:style-name="P47">He works very hard </text:p>
        </text:list-item>
        <text:list-item>
          <text:p text:style-name="P48">He sold his business <text:s/></text:p>
        </text:list-item>
        <text:list-item>
          <text:p text:style-name="P32"><text:soft-page-break/><text:span text:style-name="T13">He’s away. He’s in another city </text:span><text:s/></text:p>
        </text:list-item>
        <text:list-item>
          <text:p text:style-name="P49">He wished me good luck </text:p>
        </text:list-item>
        <text:list-item>
          <text:p text:style-name="P49">Will it be a standard procedure?</text:p>
        </text:list-item>
        <text:list-item>
          <text:p text:style-name="P49">You’ll improve your English significantly / considerably </text:p>
        </text:list-item>
        <text:list-item>
          <text:p text:style-name="P49">Will this information be useful for him?</text:p>
        </text:list-item>
        <text:list-item>
          <text:p text:style-name="P49">What’s the reason for such a strange answer?</text:p>
        </text:list-item>
        <text:list-item>
          <text:p text:style-name="P49">She likes classical music </text:p>
        </text:list-item>
        <text:list-item>
          <text:p text:style-name="P49">Why were you so pessimistic?</text:p>
        </text:list-item>
        <text:list-item>
          <text:p text:style-name="P49">You won’t influence him</text:p>
        </text:list-item>
        <text:list-item>
          <text:p text:style-name="P49">I didn’t know how to answer those questions </text:p>
        </text:list-item>
        <text:list-item>
          <text:p text:style-name="P49">Who did they invite to their wedding? </text:p>
        </text:list-item>
        <text:list-item>
          <text:p text:style-name="P49">He checked my work</text:p>
        </text:list-item>
        <text:list-item>
          <text:p text:style-name="P50">They weren’t tired at all</text:p>
        </text:list-item>
        <text:list-item>
          <text:p text:style-name="P50">She’s a very beautiful girl</text:p>
        </text:list-item>
        <text:list-item>
          <text:p text:style-name="P50">He’s such a talented boy </text:p>
        </text:list-item>
        <text:list-item>
          <text:p text:style-name="P51">You can get tired soon</text:p>
        </text:list-item>
        <text:list-item>
          <text:p text:style-name="P51">She looks very thoughtful </text:p>
        </text:list-item>
        <text:list-item>
          <text:p text:style-name="P51">He accused her of a very serious crime</text:p>
        </text:list-item>
        <text:list-item>
          <text:p text:style-name="P51">She drew a very beautiful picture </text:p>
        </text:list-item>
        <text:list-item>
          <text:p text:style-name="P51">Will our level be Advanced?</text:p>
        </text:list-item>
        <text:list-item>
          <text:p text:style-name="P51">I hope you remember it </text:p>
        </text:list-item>
        <text:list-item>
          <text:p text:style-name="P51">It’ll shock you </text:p>
        </text:list-item>
        <text:list-item>
          <text:p text:style-name="P51">Does she need more support?</text:p>
        </text:list-item>
        <text:list-item>
          <text:p text:style-name="P51">He apologized for his rude behavior </text:p>
        </text:list-item>
        <text:list-item>
          <text:p text:style-name="P51">He considered it unimportant </text:p>
        </text:list-item>
        <text:list-item>
          <text:p text:style-name="P51"><text:soft-page-break/>It’s important </text:p>
        </text:list-item>
        <text:list-item>
          <text:p text:style-name="P51">You’re a good teacher</text:p>
        </text:list-item>
        <text:list-item>
          <text:p text:style-name="P51">What’s your mother’s job?</text:p>
        </text:list-item>
        <text:list-item>
          <text:p text:style-name="P51">You need to think it over more thoroughly </text:p>
        </text:list-item>
        <text:list-item>
          <text:p text:style-name="P51">These lessons will be more than enough </text:p>
        </text:list-item>
        <text:list-item>
          <text:p text:style-name="P51">I analyzed this report </text:p>
        </text:list-item>
        <text:list-item>
          <text:p text:style-name="P51">Is the news important?</text:p>
        </text:list-item>
        <text:list-item>
          <text:p text:style-name="P51">What kind of examples does his teacher give?</text:p>
        </text:list-item>
        <text:list-item>
          <text:p text:style-name="P51">Will you pay for this insurance?</text:p>
        </text:list-item>
        <text:list-item>
          <text:p text:style-name="P52">She feels interested in it</text:p>
        </text:list-item>
        <text:list-item>
          <text:p text:style-name="P52">Why are you so pessimistic?</text:p>
        </text:list-item>
        <text:list-item>
          <text:p text:style-name="P52">My teacher advised me to do it </text:p>
        </text:list-item>
        <text:list-item>
          <text:p text:style-name="P52">We’ll be grateful to you for it</text:p>
        </text:list-item>
        <text:list-item>
          <text:p text:style-name="P52">She thinks she’ll learn English by her self / on her own</text:p>
        </text:list-item>
        <text:list-item>
          <text:p text:style-name="P52">When will the teacher continue doing it? </text:p>
        </text:list-item>
        <text:list-item>
          <text:p text:style-name="P52">The police arrested this thief </text:p>
        </text:list-item>
        <text:list-item>
          <text:p text:style-name="P52">He realized it only later </text:p>
        </text:list-item>
        <text:list-item>
          <text:p text:style-name="P52">He’s a doctor </text:p>
        </text:list-item>
        <text:list-item>
          <text:p text:style-name="P52">I could learn English really enjoying it</text:p>
        </text:list-item>
        <text:list-item>
          <text:p text:style-name="P52">It’s a real sensation </text:p>
        </text:list-item>
        <text:list-item>
          <text:p text:style-name="P52">The news shocked everyone </text:p>
        </text:list-item>
        <text:list-item>
          <text:p text:style-name="P52">They won’t prove it </text:p>
        </text:list-item>
        <text:list-item>
          <text:p text:style-name="P52">Is it a simple exercise?</text:p>
        </text:list-item>
        <text:list-item>
          <text:p text:style-name="P52">Her daughter is in the park</text:p>
        </text:list-item>
        <text:list-item>
          <text:p text:style-name="P52">He sometimes wants to do it </text:p>
        </text:list-item>
        <text:list-item>
          <text:p text:style-name="P53"><text:soft-page-break/>I stopped to look at this thing </text:p>
        </text:list-item>
        <text:list-item>
          <text:p text:style-name="P53">I’m fond of this channel thanks to such a positive atmosphere </text:p>
        </text:list-item>
        <text:list-item>
          <text:p text:style-name="P53">I won’t interrupt him</text:p>
        </text:list-item>
        <text:list-item>
          <text:p text:style-name="P53">How do you usually get here?</text:p>
        </text:list-item>
        <text:list-item>
          <text:p text:style-name="P53">My boss isn’t surprised at all</text:p>
        </text:list-item>
        <text:list-item>
          <text:p text:style-name="P53">She explains all these things very well</text:p>
        </text:list-item>
        <text:list-item>
          <text:p text:style-name="P53">We controlled the workers </text:p>
        </text:list-item>
        <text:list-item>
          <text:p text:style-name="P53">I think so</text:p>
        </text:list-item>
        <text:list-item>
          <text:p text:style-name="P54">He didn’t say it loudly enough </text:p>
        </text:list-item>
        <text:list-item>
          <text:p text:style-name="P54">Will the temperature be above zero?</text:p>
        </text:list-item>
        <text:list-item>
          <text:p text:style-name="P54">It doesn’t seem useful </text:p>
        </text:list-item>
        <text:list-item>
          <text:p text:style-name="P54">I learn English to find a better job</text:p>
        </text:list-item>
        <text:list-item>
          <text:p text:style-name="P54">He wasn’t used to it </text:p>
        </text:list-item>
        <text:list-item>
          <text:p text:style-name="P54">How long will your parents be away?</text:p>
        </text:list-item>
        <text:list-item>
          <text:p text:style-name="P54">It’s a very good decision </text:p>
        </text:list-item>
        <text:list-item>
          <text:p text:style-name="P54">This result impressed him </text:p>
        </text:list-item>
        <text:list-item>
          <text:p text:style-name="P54">What’s her salary?</text:p>
        </text:list-item>
        <text:list-item>
          <text:p text:style-name="P54">Who will be against it?</text:p>
        </text:list-item>
        <text:list-item>
          <text:p text:style-name="P54">I’m fond of this channel thanks to our teacher</text:p>
        </text:list-item>
        <text:list-item>
          <text:p text:style-name="P54">Is their father a businessman?</text:p>
        </text:list-item>
        <text:list-item>
          <text:p text:style-name="P54">Is it so ineffective?</text:p>
        </text:list-item>
        <text:list-item>
          <text:p text:style-name="P54">When will you be free?</text:p>
        </text:list-item>
        <text:list-item>
          <text:p text:style-name="P54">How much does this dress cost?</text:p>
        </text:list-item>
        <text:list-item>
          <text:p text:style-name="P55">How much is this dress?</text:p>
        </text:list-item>
        <text:list-item>
          <text:p text:style-name="P56"><text:soft-page-break/>He sang really well</text:p>
        </text:list-item>
        <text:list-item>
          <text:p text:style-name="P56">We want to know English</text:p>
        </text:list-item>
        <text:list-item>
          <text:p text:style-name="P56">English is easy </text:p>
        </text:list-item>
        <text:list-item>
          <text:p text:style-name="P56">I forgot to say it</text:p>
        </text:list-item>
        <text:list-item>
          <text:p text:style-name="P56">I have lots of inspiration </text:p>
        </text:list-item>
        <text:list-item>
          <text:p text:style-name="P56">He invested too little money </text:p>
        </text:list-item>
        <text:list-item>
          <text:p text:style-name="P56">I started learning very intensively </text:p>
        </text:list-item>
        <text:list-item>
          <text:p text:style-name="P56">He watched this lesson </text:p>
        </text:list-item>
        <text:list-item>
          <text:p text:style-name="P56">I wasn’t sure</text:p>
        </text:list-item>
        <text:list-item>
          <text:p text:style-name="P56">This money was too little</text:p>
        </text:list-item>
        <text:list-item>
          <text:p text:style-name="P33"><text:span text:style-name="T14">How will the students be able to improve the result?</text:span></text:p>
        </text:list-item>
        <text:list-item>
          <text:p text:style-name="P33"><text:span text:style-name="T14">I did it to earn more money</text:span></text:p>
        </text:list-item>
        <text:list-item>
          <text:p text:style-name="P33"><text:span text:style-name="T14">Was he on holiday last week?</text:span></text:p>
        </text:list-item>
        <text:list-item>
          <text:p text:style-name="P33"><text:span text:style-name="T14">Will they invest this money?</text:span></text:p>
        </text:list-item>
        <text:list-item>
          <text:p text:style-name="P33"><text:span text:style-name="T14">Who’s in the room?</text:span></text:p>
        </text:list-item>
        <text:list-item>
          <text:p text:style-name="P33"><text:span text:style-name="T14">This project will have a commercial success </text:span></text:p>
        </text:list-item>
        <text:list-item>
          <text:p text:style-name="P33"><text:span text:style-name="T14">Your lessons really help</text:span></text:p>
        </text:list-item>
        <text:list-item>
          <text:p text:style-name="P33"><text:span text:style-name="T14">What’s your sister’s name?</text:span></text:p>
        </text:list-item>
        <text:list-item>
          <text:p text:style-name="P34"><text:span text:style-name="T14">He’s proud of his outstanding </text:span><text:span text:style-name="T15">achievements </text:span></text:p>
        </text:list-item>
        <text:list-item>
          <text:p text:style-name="P34"><text:span text:style-name="T15">He calls him quite seldom / rarely </text:span></text:p>
        </text:list-item>
        <text:list-item>
          <text:p text:style-name="P34"><text:span text:style-name="T15">When did you finish doing it?</text:span></text:p>
        </text:list-item>
        <text:list-item>
          <text:p text:style-name="P34"><text:span text:style-name="T15">Is it a global problem?</text:span></text:p>
        </text:list-item>
        <text:list-item>
          <text:p text:style-name="P34"><text:span text:style-name="T15">Do you think the same?</text:span></text:p>
        </text:list-item>
        <text:list-item>
          <text:p text:style-name="P34"><text:span text:style-name="T15">I want to buy a new flat</text:span></text:p>
        </text:list-item>
        <text:list-item>
          <text:p text:style-name="P34"><text:span text:style-name="T15">Can you play basketball? </text:span></text:p>
        </text:list-item>
        <text:list-item>
          <text:p text:style-name="P34"><text:soft-page-break/><text:span text:style-name="T15">They got married at the end of the year </text:span></text:p>
        </text:list-item>
        <text:list-item>
          <text:p text:style-name="P34"><text:span text:style-name="T15">Does she feel tired?</text:span></text:p>
        </text:list-item>
        <text:list-item>
          <text:p text:style-name="P34"><text:span text:style-name="T15">How often does he test their knowledge?</text:span></text:p>
        </text:list-item>
        <text:list-item>
          <text:p text:style-name="P34"><text:span text:style-name="T15">He was born on the twenty-second of February <text:s/></text:span></text:p>
        </text:list-item>
        <text:list-item>
          <text:p text:style-name="P35"><text:span text:style-name="T15">He built a very big house</text:span></text:p>
        </text:list-item>
        <text:list-item>
          <text:p text:style-name="P35"><text:span text:style-name="T16">He jumped high </text:span></text:p>
        </text:list-item>
        <text:list-item>
          <text:p text:style-name="P35"><text:span text:style-name="T16">I learned this text by heart </text:span></text:p>
        </text:list-item>
        <text:list-item>
          <text:p text:style-name="P35"><text:span text:style-name="T16">The meeting began fifteen minutes later </text:span></text:p>
        </text:list-item>
        <text:list-item>
          <text:p text:style-name="P35"><text:span text:style-name="T16">She didn’t get married last year </text:span></text:p>
        </text:list-item>
        <text:list-item>
          <text:p text:style-name="P36"><text:span text:style-name="T17">Is it your decision?</text:span></text:p>
        </text:list-item>
        <text:list-item>
          <text:p text:style-name="P36"><text:span text:style-name="T17">She sometimes waits for it</text:span></text:p>
        </text:list-item>
        <text:list-item>
          <text:p text:style-name="P36"><text:span text:style-name="T17">It was necessary to check it one more time </text:span></text:p>
        </text:list-item>
        <text:list-item>
          <text:p text:style-name="P36"><text:span text:style-name="T17">What will they be able <text:s/>to do?</text:span></text:p>
        </text:list-item>
        <text:list-item>
          <text:p text:style-name="P37"><text:span text:style-name="T17">It’s the same video </text:span></text:p>
        </text:list-item>
        <text:list-item>
          <text:p text:style-name="P37"><text:span text:style-name="T18">These students show brilliant results </text:span></text:p>
        </text:list-item>
        <text:list-item>
          <text:p text:style-name="P37"><text:span text:style-name="T18">We finished discussing this project </text:span></text:p>
        </text:list-item>
        <text:list-item>
          <text:p text:style-name="P37"><text:span text:style-name="T18">I often confused these phrases </text:span></text:p>
        </text:list-item>
        <text:list-item>
          <text:p text:style-name="P37"><text:span text:style-name="T18">Does your sister live alone?</text:span></text:p>
        </text:list-item>
        <text:list-item>
          <text:p text:style-name="P37"><text:span text:style-name="T18">He didn’t notice this advertisement <text:s/></text:span></text:p>
        </text:list-item>
        <text:list-item>
          <text:p text:style-name="P37"><text:span text:style-name="T18">I’m subscribed to this channel </text:span></text:p>
        </text:list-item>
        <text:list-item>
          <text:p text:style-name="P37"><text:span text:style-name="T18">He pointed at my mistakes </text:span></text:p>
        </text:list-item>
        <text:list-item>
          <text:p text:style-name="P37"><text:span text:style-name="T18">My cousin regretted it</text:span></text:p>
        </text:list-item>
        <text:list-item>
          <text:p text:style-name="P37"><text:span text:style-name="T18">She’s interested in it</text:span></text:p>
        </text:list-item>
        <text:list-item>
          <text:p text:style-name="P37"><text:span text:style-name="T18">Do we have enough knowledge? </text:span></text:p>
        </text:list-item>
        <text:list-item>
          <text:p text:style-name="P37"><text:span text:style-name="T18">What time is it now? What’s the time?</text:span></text:p>
        </text:list-item>
        <text:list-item>
          <text:p text:style-name="P37"><text:soft-page-break/><text:span text:style-name="T18">I needed to get in touch with them </text:span></text:p>
        </text:list-item>
        <text:list-item>
          <text:p text:style-name="P37"><text:span text:style-name="T18">It was the best result </text:span></text:p>
        </text:list-item>
        <text:list-item>
          <text:p text:style-name="P37"><text:span text:style-name="T18">I enjoy learning English when I see my progress </text:span></text:p>
        </text:list-item>
        <text:list-item>
          <text:p text:style-name="P37"><text:span text:style-name="T18">I don’t want to play computer games </text:span></text:p>
        </text:list-item>
        <text:list-item>
          <text:p text:style-name="P37"><text:span text:style-name="T18">Wii it be a huge / tremendous success?</text:span></text:p>
        </text:list-item>
        <text:list-item>
          <text:p text:style-name="P38"><text:span text:style-name="T19">How old is your mother? </text:span></text:p>
        </text:list-item>
        <text:list-item>
          <text:p text:style-name="P38"><text:span text:style-name="T19">I created this channel two years ago</text:span></text:p>
        </text:list-item>
        <text:list-item>
          <text:p text:style-name="P38"><text:span text:style-name="T19">I must learn English </text:span></text:p>
        </text:list-item>
        <text:list-item>
          <text:p text:style-name="P38"><text:span text:style-name="T19">It isn’t obvious </text:span></text:p>
        </text:list-item>
        <text:list-item>
          <text:p text:style-name="P38"><text:span text:style-name="T19">I’ll live in the same place</text:span></text:p>
        </text:list-item>
        <text:list-item>
          <text:p text:style-name="P38"><text:span text:style-name="T19">What influenced you most of all? </text:span></text:p>
        </text:list-item>
        <text:list-item>
          <text:p text:style-name="P38"><text:span text:style-name="T19">He supported this decision </text:span></text:p>
        </text:list-item>
        <text:list-item>
          <text:p text:style-name="P38"><text:span text:style-name="T19">I managed to do it in spite of my problems </text:span></text:p>
        </text:list-item>
        <text:list-item>
          <text:p text:style-name="P38"><text:span text:style-name="T19">It really happens </text:span></text:p>
        </text:list-item>
        <text:list-item>
          <text:p text:style-name="P38"><text:span text:style-name="T19">I saw it at the end of the meeting </text:span></text:p>
        </text:list-item>
        <text:list-item>
          <text:p text:style-name="P38"><text:span text:style-name="T19">She won’t sign this agreement </text:span></text:p>
        </text:list-item>
        <text:list-item>
          <text:p text:style-name="P38"><text:span text:style-name="T19">It seems to me it’ll be the only right decision </text:span></text:p>
        </text:list-item>
        <text:list-item>
          <text:p text:style-name="P38"><text:span text:style-name="T19">I’ll send him a letter </text:span></text:p>
        </text:list-item>
        <text:list-item>
          <text:p text:style-name="P38"><text:span text:style-name="T19">What does she usually tell him?</text:span></text:p>
        </text:list-item>
        <text:list-item>
          <text:p text:style-name="P38"><text:span text:style-name="T19">Is she a poor woman?</text:span></text:p>
        </text:list-item>
        <text:list-item>
          <text:p text:style-name="P38"><text:span text:style-name="T19">This method is very simple </text:span></text:p>
        </text:list-item>
        <text:list-item>
          <text:p text:style-name="P38"><text:span text:style-name="T19">I want to go there again </text:span></text:p>
        </text:list-item>
        <text:list-item>
          <text:p text:style-name="P38"><text:span text:style-name="T19">How many English words will I need to know to pass this exam?</text:span></text:p>
        </text:list-item>
        <text:list-item>
          <text:p text:style-name="P38"><text:span text:style-name="T19">How long was it?</text:span></text:p>
        </text:list-item>
        <text:list-item>
          <text:p text:style-name="P38"><text:soft-page-break/><text:span text:style-name="T19">What does it mean?</text:span></text:p>
        </text:list-item>
        <text:list-item>
          <text:p text:style-name="P39"><text:span text:style-name="T20">I divided it into three parts </text:span></text:p>
        </text:list-item>
        <text:list-item>
          <text:p text:style-name="P39"><text:span text:style-name="T20">We have another alternative </text:span></text:p>
        </text:list-item>
        <text:list-item>
          <text:p text:style-name="P39"><text:span text:style-name="T20">The police arrested this thief </text:span></text:p>
        </text:list-item>
        <text:list-item>
          <text:p text:style-name="P39"><text:span text:style-name="T20">My parents know it </text:span></text:p>
        </text:list-item>
        <text:list-item>
          <text:p text:style-name="P39"><text:span text:style-name="T20">She’s so kind </text:span></text:p>
        </text:list-item>
        <text:list-item>
          <text:p text:style-name="P39">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1</meta:editing-cycles>
    <dc:date>2021-07-23T10:56:25.234023136</dc:date>
    <meta:generator>LibreOffice/7.1.5.2$Linux_X86_64 LibreOffice_project/10$Build-2</meta:generator>
    <meta:editing-duration>PT57M44S</meta:editing-duration>
    <meta:document-statistic meta:table-count="0" meta:image-count="0" meta:object-count="0" meta:page-count="26" meta:paragraph-count="600" meta:word-count="4202" meta:character-count="20471" meta:non-whitespace-character-count="17077"/>
    <meta:template xlink:type="simple" xlink:actuate="onRequest" xlink:title="Normal.dotm" xlink:href=""/>
  </office:meta>
</office:document-meta>
</file>